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A2]-2)+([.B2]-2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F2]-2)+([.G2]-2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L2]-2)+([.M2]-2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R2]-2)+([.S2]-2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X2]-2)+([.Y2]-2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2*([.B3]-2)*([.A3]-2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2*([.F3]-2)*([.G3]-2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2*([.L3]-2)*([.M3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formula="of:=2*([.R3]-2)*([.S3]-2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2*([.X3]-2)*([.Y3]-2)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([.B4]-3)*([.B4]-2)*([.A4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table:formula="of:=([.F4]-2)*([.G4]-2)+2*([.G4]-3)*([.F4]-2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A13]-2)+([.B13]-2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F13]-2)+([.G13]-2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3]-2)+([.M13]-2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R13]-2)+([.S13]-2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X13]-2)+([.Y13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2*([.B14]-2)*([.A14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2*([.F14]-2)*([.G14]-2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2*([.L14]-2)*([.M14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2*([.R14]-2)*([.S14]-2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2*([.X14]-2)*([.Y14]-2)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([.B15]-3)*([.B15]-2)*([.A15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([.F15]-2)*([.G15]-2)+2*([.G15]-3)*([.F15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([.L15]-2)*([.M15]-2)+2*([.M15]-3)*([.L15]-2)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[.$E15]+([.S15]-2)*3*([.S15]-5)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table:formula="of:=[.$E15]+([.Y15]-2)*3*([.Y15]-5)"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A22]-2)+([.B22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F22]-2)+([.G22]-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22]-2)+([.M22]-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R22]-2)+([.S22]-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X22]-2)+([.Y22]-2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2*([.B23]-2)*([.A23]-2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2*([.F23]-2)*([.G23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2*([.L23]-2)*([.M23]-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2*([.R23]-2)*([.S23]-2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2*([.X23]-2)*([.Y23]-2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.B24]-3)*([.B24]-2)*([.A24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([.F24]-2)*([.G24]-2)+2*([.G24]-3)*([.F24]-2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L24]-2)*([.M24]-2)+([.L24]-2)*([.M24]-3)*([.M24]-4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$E24]+([.R24]-3)*[.S24]*([.S24]-[.R24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$E24]+([.X24]-3)*[.Y24]*([.Y24]-[.X24]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A29]-2)+([.B29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F29]-2)+([.G29]-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L29]-2)+([.M29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R29]-2)+([.S29]-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X29]-2)+([.Y29]-2)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2*([.B30]-2)*([.A30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([.F30]-2)*([.G30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2*([.L30]-2)*([.M30]-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2*([.R30]-2)*([.S30]-2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2*([.X30]-2)*([.Y30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F34]-2)+([.G34]-2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L34]-2)+([.M34]-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R34]-2)+([.S34]-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X34]-2)+([.Y34]-2)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 table:number-rows-repeated="1048392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.00.0000</text:date>, <text:time style:data-style-name="N2" text:time-value="16:14:58.8907825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8-07-21T14:15:49.885708333</meta:creation-date>
    <meta:generator>LibreOffice/4.2.8.2$Linux_X86_64 LibreOffice_project/420m0$Build-2</meta:generator>
    <dc:date>2018-07-26T19:54:33.992202052</dc:date>
    <meta:editing-duration>PT5H44M36S</meta:editing-duration>
    <meta:editing-cycles>21</meta:editing-cycles>
    <meta:document-statistic meta:table-count="1" meta:cell-count="1239" meta:object-count="0"/>
  </office:meta>
</office:document-meta>
</file>